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4" style:family="paragraph" style:parent-style-name="Title" style:master-page-name="Standard">
      <style:paragraph-properties fo:line-height="115%" style:page-number="auto" fo:break-before="auto" fo:break-after="auto" style:writing-mode="lr-tb"/>
    </style:style>
    <style:style style:name="P5"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iy92hu2wr5ck"/>Głęboka Hiperanaliza Serialu</text:p>
      <text:p text:style-name="P1"><text:bookmark text:name="h.3vp0hc56zx7"/>Jabłkowa mafia</text:p>
      <text:p text:style-name="P2"/>
      <text:p text:style-name="P3">Witajcie, moje małe rosiczki! Już od dawna nie pisałam nic do tej serii, ale jednak ostatnio ponownie wzięłam pod lupę serial i odkryłam parę niezwykle szokujących oraz niepokojących faktów. Taka rodzina Apple… Niby zwykły klan ziemskich kucyków, ciężko pracujących na farmie, a jednak mają swoje mroczne sekrety. A tak bardziej poważnie, to proszę nie traktować tej analizy zbyt serio. Bo choć niektóre koncepcje mają więcej sensu od innych, to część ma logikę teorii spiskowych.</text:p>
      <text:h text:style-name="P5" text:outline-level="10"><text:bookmark text:name="h.7347rhj65teu"/>Rodzice Applejack</text:h>
      <text:p text:style-name="P3">Większość fandomu sądzi, że AJ, BigMac i Apple Bloom są rodzeństwem, a ich rodzice umarli. No cóż, powiedziałabym, że jest mało prawdopodobne, by obie te rzeczy były jednocześnie prawdą. Otóż nie wiem, czy zauważyliście, ale ich postacie zostały wspomniane tylko raz, w odcinku Crusaders of the Lost Mark. A są przynajmniej dwa momenty, gdy w takiej sytuacji powinni się pojawić. Jednym z nich jest pożegnanie małej Applejack z rodziną przed wyjazdem do Manehattanu, a drugim wspomnienie jednego ze zjazdów rodzinnych. O co chodzi? To proste! Pomiędzy siostrami jest jakieś 10 ludzkich lat różnicy. Czemu tak sądzę? Apple Bloom w serialu nie jest nastolatką, ale nie jest też małym źrebakiem, zaś jej starsza siostra to dorosła, pracująca klacz. Czyli rodziców obu klaczy nie było już w chwili, kiedy Apple Bloom jeszcze nie pojawiła się na świecie. Oczywiście, według niektórych mogli siedzieć w domu, pracować czy coś w ten deseń, ale osobiście jakoś w to wątpię. No bo kto normalny nie pożegnałby się z własnym dzieckiem, ruszającym w świat? I jaki rodzic by do tego dopuścił? A AJ wyglądała wówczas na parę lat młodszą od CMC. To wszystko prowadzi nas do paru możliwych wniosków.</text:p>
      <text:h text:style-name="P5" text:outline-level="10"><text:bookmark text:name="h.k85i5dpjsli3"/>Applejack, Big Macintosh i Apple Bloom nie są rodzeństwem</text:h>
      <text:p text:style-name="P3">Może i takie stwierdzenie wydaje się być dziwne, ale jest bardzo prawdopodobne. Ponieważ rodziców Applejack nie było już wtedy, gdy Apple Bloom miała się urodzić, to możliwym jest, by nie miały wspólnych rodziców. Istotną kwestią jest też fakt, że nigdy nie jest wspomniany partner Granny Smith ani jej dzieci. Jakby nie istnieli. Teoria opiera się na tym, że babcia prowadzi sierociniec dla osieroconych bądź niechcianych źrebiąt rodziny Apple. Jednak wydają się temu przeczyć słowa Applejack z Crusaders of the Lost Mark, a konkretnie: „Gdyby mama i tata tu byli”. Co prawda zawsze można rozważyć możliwość, że farmerka straciła kontakt z rodzicami bardzo wcześnie i nikt jej nigdy nie powiedział, że Apple Bloom nie jest jej prawdziwą siostrą.</text:p>
      <text:h text:style-name="P5" text:outline-level="10"><text:bookmark text:name="h.7wglxeoz0v4y"/>Teoria więzienna</text:h>
      <text:p text:style-name="P3">Być może widzieliście pewien ciekawy fanowski komiks, według którego rodzice Applejack żyją i siedzą w więzieniu. Pewnie zaczęliście się właśnie śmiać, bo przecież takie coś nie mogło się wydarzyć, prawda? No właśnie w tym rzecz, że takie coś nie jest wbrew pozorom takie głupie jak mogłoby się wydawać. To by wyjaśniało ich nieobecność oraz pojawienie się <text:soft-page-break/>na świecie Apple Bloom, ponieważ w kryminale w teorii wciąż można się rozmnażać. Dlatego nie ma grobów, nie ma rodzinnych fotografii ani opowieści, bo tacy rodzice to jednak powód do wstydu.</text:p>
      <text:h text:style-name="P5" text:outline-level="10"><text:bookmark text:name="h.nc4kkykr5igi"/>Wujostwo Orange to rodzice Applejack</text:h>
      <text:p text:style-name="P3">Kolejna śmiała teza, którą postawiłam zdecydowanie na wyrost. Ma jednak ona nieco sensu. Jeśli przyjmiemy, że mamy do czynienia z bogatą rodzinką, która nie chciała bawić się w wychowywanie dzieci, zaś w Equestrii nie ma antykoncepcji, to płodzenie źrebaków i podrzucanie ich babci na wieś nie wydaje się być wcale takie głupie. Szczególnie że ciocia i wujek Orange bez problemu przyjęli młodą Applejack do swego domu i niezwykle chętnie próbowali wprowadzić ją na salony.</text:p>
      <text:h text:style-name="P5" text:outline-level="10"><text:bookmark text:name="h.6pbkfk4d1zrg"/>Apple Bloom jest córką Big Maca</text:h>
      <text:p text:style-name="P3">Kolejna szalona teoria, która sprawi, że będziecie pukać się w czoło i pytać, co brała autorka tekstu. Tak, wiem, że zahaczam tu o dość niebezpieczne rejony, ale czy nie zauważyliście, że Big Mac zdecydowanie bardziej interesuje się młodszą z sióstr. Oczywiście prawda może być całkiem banalna, że po prostu Apple Bloom to jego mała siostrzyczka i tyle, niemniej jednak… Jest w stanie zrobić dla niej niemal wszystko. Jest też od niej tyle lat starszy, że czysto technicznie mógłby być jej ojcem. Tylko kto byłby matką? Prawdopodobnie jakaś młoda klacz, która zmarła przy porodzie albo po prostu nie chciała wychowywać dziecka… I spokojnie, według tej teorii AJ i Big Macintosh nie są parą.</text:p>
      <text:h text:style-name="P5" text:outline-level="10"><text:bookmark text:name="h.og9t09jy7k4l"/>Appleloosa</text:h>
      <text:p text:style-name="P3">Jak doskonale wiemy z serialu, rodzina Apple początkowo prowadziła koczowniczy tryb życia i dopiero Księżniczka Celestia nadała im ziemię pod budowę domów. W miejscu, które potem stało się Akrami Słodkich Jabłek rządził ojciec Granny Smith, ale mieszkali tam też jego bracia z rodzinami. Jednak ta linia jabłek tajemniczo zniknęła, więc mamy tutaj parę możliwości. Mogli umrzeć bezpotomnie, co, zważywszy na rozrodczość tej rodziny, uważam za nieprawdę, mogli zaludnić (zakuczyć?) całe Ponyville oraz mogli wyjechać. Prawdopodobnie zarówno druga, jak i trzecia opcja są prawdziwe. Na zjazdach rodzinnych pojawia się sporo mieszkańców Ponyville, zaś miasteczko Appleloosa jest zamieszkane praktycznie przez samą rodzinę Apple. Brak świeżej krwi sugeruje pewną analogię do rodziny Bohatyrowiczów z powieści Elizy Orzeszkowej o nazwie „Nad Niemnem”. Mowa oczywiście o chowie wsobnym. Oczywiście, jest to nowe miasteczko, możliwe że co jakiś czas dochodzi jakaś świeża krew, ale zważywszy, że mamy do czynienia ze społecznością dość zamkniętą…</text:p>
      <text:h text:style-name="P5" text:outline-level="10"><text:bookmark text:name="h.hpcpuu33q8ks"/>Problemy z psychiką Granny Smith</text:h>
      <text:p text:style-name="P3">A co, jeśli historia o założeniu Ponyville przez rodzinę Apple jest kłamstwem? Co, jeśli Granny Smith jest tylko szaloną starszą panią, cierpiącą na demencję starczą? Jest to wielce prawdopodobne, zważywszy na to, że parę faktów z przeszłości przedstawionych w serialu kompletnie nie trzyma się kupy. O czym mówię? Pamiętacie, jak Pinkie Pie podejrzewała, że jest spokrewniona z Applejack? Mowa była o kuzynostwie, a nawet jeśli przyjmiemy, że chodzi o tzw. ósmą wodę po kisielu, to według opowieści Granny Smith, <text:soft-page-break/>Ponyville założył pradziadek Applejack oraz kucyki będące najpewniej jego braćmi/kuzynami/dorosłymi synami. W takim wypadku babcia powinna wiedzieć coś o rodzinie Pie, bądź też kompletnie o niej nie wiedzieć, co rozwiałoby wątpliwości odnośnie pokrewieństwa. Wątpliwe bowiem, by na owym lub wcześniejszym etapie doszło do rozdziału Apple-koczowników. Pytanie też skąd pochodzą dane Twilight, bo wątpię, by z Canterlot, raczej z ratusza Ponyville. A już to by świadczyło, że Ponyville jest dużo starsze.</text:p>
      <text:p text:style-name="P3">Jednak cała ta argumentacja wydaje się blada i nie zaprzątałabym sobie nią głowy, gdyby nie kolejna rzecz. Wspomnienie pierwszego zjazdu rodziny Apple. Jakiego zjazdu, skoro za czasów, gdy Granny Smith była młodą klaczką, cała rodzina mieszkała w jednym miejscu? To nie ma sensu. Najwidoczniej babunia kłamie albo nie pamięta, ale na jedno wychodzi: nie należała do założycieli Ponyville, a sama rodzina nie prowadziła wcześniej koczowniczego trybu życia. Zważywszy na to, że mowa o kucyku, który zlizuje kredę z tablicy oraz trenuje słoiki, to wydaje się to wielce prawdopodobne.</text:p>
      <text:p text:style-name="P3"/>
      <text:p text:style-name="P3">Obrazki:</text:p>
      <text:p text:style-name="P3">Tu wspomniany w tekście komiks (co prawda po angielsku) <text:a xlink:type="simple" xlink:href="http://cahandariella.deviantart.com/art/Apple-Is-The-New-Orange-566488459" text:style-name="Internet_20_link" text:visited-style-name="Visited_20_Internet_20_Link">http</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cahandariella</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deviantart</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com</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art</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Apple</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Is</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The</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New</text:a><text:a xlink:type="simple" xlink:href="http://cahandariella.deviantart.com/art/Apple-Is-The-New-Orange-566488459" text:style-name="Internet_20_link" text:visited-style-name="Visited_20_Internet_20_Link">-</text:a><text:a xlink:type="simple" xlink:href="http://cahandariella.deviantart.com/art/Apple-Is-The-New-Orange-566488459" text:style-name="Internet_20_link" text:visited-style-name="Visited_20_Internet_20_Link">Orange</text:a><text:a xlink:type="simple" xlink:href="http://cahandariella.deviantart.com/art/Apple-Is-The-New-Orange-566488459" text:style-name="Internet_20_link" text:visited-style-name="Visited_20_Internet_20_Link">-566488459</text:a></text:p>
      <text:p text:style-name="P3"><text:a xlink:type="simple" xlink:href="http://cahandariella.deviantart.com/art/LionJack-Spoilers-561927324" text:style-name="Internet_20_link" text:visited-style-name="Visited_20_Internet_20_Link">http</text:a><text:a xlink:type="simple" xlink:href="http://cahandariella.deviantart.com/art/LionJack-Spoilers-561927324" text:style-name="Internet_20_link" text:visited-style-name="Visited_20_Internet_20_Link">://</text:a><text:a xlink:type="simple" xlink:href="http://cahandariella.deviantart.com/art/LionJack-Spoilers-561927324" text:style-name="Internet_20_link" text:visited-style-name="Visited_20_Internet_20_Link">cahandariella</text:a><text:a xlink:type="simple" xlink:href="http://cahandariella.deviantart.com/art/LionJack-Spoilers-561927324" text:style-name="Internet_20_link" text:visited-style-name="Visited_20_Internet_20_Link">.</text:a><text:a xlink:type="simple" xlink:href="http://cahandariella.deviantart.com/art/LionJack-Spoilers-561927324" text:style-name="Internet_20_link" text:visited-style-name="Visited_20_Internet_20_Link">deviantart</text:a><text:a xlink:type="simple" xlink:href="http://cahandariella.deviantart.com/art/LionJack-Spoilers-561927324" text:style-name="Internet_20_link" text:visited-style-name="Visited_20_Internet_20_Link">.</text:a><text:a xlink:type="simple" xlink:href="http://cahandariella.deviantart.com/art/LionJack-Spoilers-561927324" text:style-name="Internet_20_link" text:visited-style-name="Visited_20_Internet_20_Link">com</text:a><text:a xlink:type="simple" xlink:href="http://cahandariella.deviantart.com/art/LionJack-Spoilers-561927324" text:style-name="Internet_20_link" text:visited-style-name="Visited_20_Internet_20_Link">/</text:a><text:a xlink:type="simple" xlink:href="http://cahandariella.deviantart.com/art/LionJack-Spoilers-561927324" text:style-name="Internet_20_link" text:visited-style-name="Visited_20_Internet_20_Link">art</text:a><text:a xlink:type="simple" xlink:href="http://cahandariella.deviantart.com/art/LionJack-Spoilers-561927324" text:style-name="Internet_20_link" text:visited-style-name="Visited_20_Internet_20_Link">/</text:a><text:a xlink:type="simple" xlink:href="http://cahandariella.deviantart.com/art/LionJack-Spoilers-561927324" text:style-name="Internet_20_link" text:visited-style-name="Visited_20_Internet_20_Link">LionJack</text:a><text:a xlink:type="simple" xlink:href="http://cahandariella.deviantart.com/art/LionJack-Spoilers-561927324" text:style-name="Internet_20_link" text:visited-style-name="Visited_20_Internet_20_Link">-</text:a><text:a xlink:type="simple" xlink:href="http://cahandariella.deviantart.com/art/LionJack-Spoilers-561927324" text:style-name="Internet_20_link" text:visited-style-name="Visited_20_Internet_20_Link">Spoilers</text:a><text:a xlink:type="simple" xlink:href="http://cahandariella.deviantart.com/art/LionJack-Spoilers-561927324" text:style-name="Internet_20_link" text:visited-style-name="Visited_20_Internet_20_Link">-561927324</text:a></text:p>
      <text:p text:style-name="P3"><text:a xlink:type="simple" xlink:href="http://tsitra360.deviantart.com/art/AJ-in-the-woods-Collab-532829076" text:style-name="Internet_20_link" text:visited-style-name="Visited_20_Internet_20_Link">http</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tsitra</text:a><text:a xlink:type="simple" xlink:href="http://tsitra360.deviantart.com/art/AJ-in-the-woods-Collab-532829076" text:style-name="Internet_20_link" text:visited-style-name="Visited_20_Internet_20_Link">360.</text:a><text:a xlink:type="simple" xlink:href="http://tsitra360.deviantart.com/art/AJ-in-the-woods-Collab-532829076" text:style-name="Internet_20_link" text:visited-style-name="Visited_20_Internet_20_Link">deviantart</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com</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art</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AJ</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in</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the</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woods</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Collab</text:a><text:a xlink:type="simple" xlink:href="http://tsitra360.deviantart.com/art/AJ-in-the-woods-Collab-532829076" text:style-name="Internet_20_link" text:visited-style-name="Visited_20_Internet_20_Link">-532829076</text:a></text:p>
      <text:p text:style-name="P3"><text:a xlink:type="simple" xlink:href="http://tsitra360.deviantart.com/art/AJ-in-the-woods-Collab-532829076" text:style-name="Internet_20_link" text:visited-style-name="Visited_20_Internet_20_Link">http</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tsitra</text:a><text:a xlink:type="simple" xlink:href="http://tsitra360.deviantart.com/art/AJ-in-the-woods-Collab-532829076" text:style-name="Internet_20_link" text:visited-style-name="Visited_20_Internet_20_Link">360.</text:a><text:a xlink:type="simple" xlink:href="http://tsitra360.deviantart.com/art/AJ-in-the-woods-Collab-532829076" text:style-name="Internet_20_link" text:visited-style-name="Visited_20_Internet_20_Link">deviantart</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com</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art</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AJ</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in</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the</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woods</text:a><text:a xlink:type="simple" xlink:href="http://tsitra360.deviantart.com/art/AJ-in-the-woods-Collab-532829076" text:style-name="Internet_20_link" text:visited-style-name="Visited_20_Internet_20_Link">-</text:a><text:a xlink:type="simple" xlink:href="http://tsitra360.deviantart.com/art/AJ-in-the-woods-Collab-532829076" text:style-name="Internet_20_link" text:visited-style-name="Visited_20_Internet_20_Link">Collab</text:a><text:a xlink:type="simple" xlink:href="http://tsitra360.deviantart.com/art/AJ-in-the-woods-Collab-532829076" text:style-name="Internet_20_link" text:visited-style-name="Visited_20_Internet_20_Link">-532829076</text:a></text:p>
      <text:p text:style-name="P3"><text:a xlink:type="simple" xlink:href="http://cahandariella.deviantart.com/art/Full-Stop-549311802" text:style-name="Internet_20_link" text:visited-style-name="Visited_20_Internet_20_Link">http</text:a><text:a xlink:type="simple" xlink:href="http://cahandariella.deviantart.com/art/Full-Stop-549311802" text:style-name="Internet_20_link" text:visited-style-name="Visited_20_Internet_20_Link">://</text:a><text:a xlink:type="simple" xlink:href="http://cahandariella.deviantart.com/art/Full-Stop-549311802" text:style-name="Internet_20_link" text:visited-style-name="Visited_20_Internet_20_Link">cahandariella</text:a><text:a xlink:type="simple" xlink:href="http://cahandariella.deviantart.com/art/Full-Stop-549311802" text:style-name="Internet_20_link" text:visited-style-name="Visited_20_Internet_20_Link">.</text:a><text:a xlink:type="simple" xlink:href="http://cahandariella.deviantart.com/art/Full-Stop-549311802" text:style-name="Internet_20_link" text:visited-style-name="Visited_20_Internet_20_Link">deviantart</text:a><text:a xlink:type="simple" xlink:href="http://cahandariella.deviantart.com/art/Full-Stop-549311802" text:style-name="Internet_20_link" text:visited-style-name="Visited_20_Internet_20_Link">.</text:a><text:a xlink:type="simple" xlink:href="http://cahandariella.deviantart.com/art/Full-Stop-549311802" text:style-name="Internet_20_link" text:visited-style-name="Visited_20_Internet_20_Link">com</text:a><text:a xlink:type="simple" xlink:href="http://cahandariella.deviantart.com/art/Full-Stop-549311802" text:style-name="Internet_20_link" text:visited-style-name="Visited_20_Internet_20_Link">/</text:a><text:a xlink:type="simple" xlink:href="http://cahandariella.deviantart.com/art/Full-Stop-549311802" text:style-name="Internet_20_link" text:visited-style-name="Visited_20_Internet_20_Link">art</text:a><text:a xlink:type="simple" xlink:href="http://cahandariella.deviantart.com/art/Full-Stop-549311802" text:style-name="Internet_20_link" text:visited-style-name="Visited_20_Internet_20_Link">/</text:a><text:a xlink:type="simple" xlink:href="http://cahandariella.deviantart.com/art/Full-Stop-549311802" text:style-name="Internet_20_link" text:visited-style-name="Visited_20_Internet_20_Link">Full</text:a><text:a xlink:type="simple" xlink:href="http://cahandariella.deviantart.com/art/Full-Stop-549311802" text:style-name="Internet_20_link" text:visited-style-name="Visited_20_Internet_20_Link">-</text:a><text:a xlink:type="simple" xlink:href="http://cahandariella.deviantart.com/art/Full-Stop-549311802" text:style-name="Internet_20_link" text:visited-style-name="Visited_20_Internet_20_Link">Stop</text:a><text:a xlink:type="simple" xlink:href="http://cahandariella.deviantart.com/art/Full-Stop-549311802" text:style-name="Internet_20_link" text:visited-style-name="Visited_20_Internet_20_Link">-549311802</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0T16:33:01.449000000</dc:date>
    <meta:editing-duration>PT10M5S</meta:editing-duration>
    <meta:document-statistic meta:table-count="0" meta:image-count="0" meta:object-count="0" meta:page-count="3" meta:paragraph-count="24" meta:word-count="1090" meta:character-count="7393" meta:non-whitespace-character-count="6327"/>
  </office:meta>
</office:document-meta>
</file>